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float" office:value="20201016" calcext:value-type="float">
            <text:p>20201016</text:p>
          </table:table-cell>
          <table:table-cell office:value-type="float" office:value="20201020" calcext:value-type="float">
            <text:p>20201020</text:p>
          </table:table-cell>
          <table:table-cell office:value-type="float" office:value="20201022" calcext:value-type="float">
            <text:p>20201022</text:p>
          </table:table-cell>
          <table:table-cell office:value-type="float" office:value="20201024" calcext:value-type="float">
            <text:p>2020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:.G2])*[.B2]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3:.G3])*[.B3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4:.G4])*[.B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:.G5])*[.B5]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6:.G6])*[.B6]" office:value-type="float" office:value="0.76" calcext:value-type="float">
            <text:p>0.76</text:p>
          </table:table-cell>
        </table:table-row>
      </table:table>
      <table:table table:name="202010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formula="of:=[.B8]*[.C8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0" calcext:value-type="float">
            <text:p>10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00/00/00</text:date>, <text:time style:data-style-name="N2" text:time-value="11:35:59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6T06:10:04.025910001</meta:creation-date>
    <dc:date>2020-10-24T11:45:48.092000000</dc:date>
    <meta:editing-duration>PT21H40M30S</meta:editing-duration>
    <meta:editing-cycles>237</meta:editing-cycles>
    <meta:generator>LibreOffice/7.0.0.3$Windows_X86_64 LibreOffice_project/8061b3e9204bef6b321a21033174034a5e2ea88e</meta:generator>
    <meta:document-statistic meta:table-count="150" meta:cell-count="5008" meta:object-count="0"/>
  </office:meta>
</office:document-meta>
</file>